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2.41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3.06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9.75pt"/>
    </style:style>
    <style:style style:name="co13" style:family="table-column">
      <style:table-column-properties fo:break-before="auto" style:column-width="6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yro1_23_Any_25_">
      <style:table-properties table:display="true" style:writing-mode="lr-tb"/>
    </style:style>
    <style:style style:name="ta2" style:family="table" style:master-page-name="PageStyle_5f_spyro2_23_Any_25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yro1#Any%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123</text:p>
          </table:table-cell>
          <table:table-cell table:style-name="ce3" office:value-type="string" calcext:value-type="string">
            <text:p>1:20.678</text:p>
          </table:table-cell>
          <table:table-cell table:style-name="ce2" office:value-type="string" calcext:value-type="string">
            <text:p>PlayStation 2</text:p>
          </table:table-cell>
          <table:table-cell table:style-name="ce2" office:value-type="string" calcext:value-type="string">
            <text:p>USA / NTSC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date" office:date-value="2022-03-24" calcext:value-type="date">
            <text:p>2022-03-24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df</text:p>
          </table:table-cell>
          <table:table-cell table:style-name="ce3" office:value-type="string" calcext:value-type="string">
            <text:p>8:50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:20:50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1:20:51.500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1:20:51.577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1:20:51.05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4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yro2#Any%" table:style-name="ta2">
        <table:table-column table:style-name="co1" table:number-columns-repeated="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S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layStation 2</text:p>
          </table:table-cell>
          <table:table-cell table:style-name="ce2" office:value-type="string" calcext:value-type="string">
            <text:p>USA / NTSC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date" office:date-value="2022-03-24" calcext:value-type="date">
            <text:p>2022-03-24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uval</text:p>
          </table:table-cell>
          <table:table-cell table:style-name="ce6" office:value-type="time" office:time-value="PT08H47M00S" calcext:value-type="time">
            <text:p>8:47</text:p>
          </table:table-cell>
          <table:table-cell table:style-name="ce2" office:value-type="string" calcext:value-type="string">
            <text:p>PlayStation2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yro1_23_Any_25_" style:display-name="PageStyle_spyro1#Any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yro2_23_Any_25_" style:display-name="PageStyle_spyro2#Any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0" meta:object-count="0"/>
    <meta:generator>LibreOfficeDev/6.0.5.2$Linux_X86_64 LibreOffice_project/</meta:generator>
  </office:meta>
</office:document-meta>
</file>